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56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Distance (cm)</text:p>
          </table:table-cell>
          <table:table-cell table:style-name="ce1" office:value-type="string">
            <text:p>Initial Guess Ratio</text:p>
          </table:table-cell>
          <table:table-cell table:style-name="ce1" office:value-type="string">
            <text:p>Meas cm</text:p>
          </table:table-cell>
          <table:table-cell table:style-name="ce1" office:value-type="string">
            <text:p>Calibration</text:p>
          </table:table-cell>
          <table:table-cell table:style-name="ce1"/>
          <table:table-cell table:style-name="ce1">
            <draw:frame table:end-cell-address="Sheet1.M21" table:end-x="0.4354in" table:end-y="0.1591in" draw:z-index="1" draw:style-name="gr1" draw:text-style-name="P1" svg:width="6.2988in" svg:height="3.7201in" svg:x="0.3598in" svg:y="0.172in">
              <draw:object draw:notify-on-update-of-ranges="Sheet1.D1:Sheet1.D1 Sheet1.D2:Sheet1.D4 Sheet1.C2:Sheet1.C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1018"/>
        </table:table-row>
        <table:table-row table:style-name="ro2">
          <table:table-cell office:value-type="float" office:value="25.4">
            <text:p>25.4</text:p>
          </table:table-cell>
          <table:table-cell office:value-type="float" office:value="0.09">
            <text:p>0.09</text:p>
          </table:table-cell>
          <table:table-cell table:formula="of:=(([.B2]-1.0865)/0.05)" office:value-type="float" office:value="-19.93">
            <text:p>-19.9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float" office:value="15.24">
            <text:p>15.24</text:p>
          </table:table-cell>
          <table:table-cell office:value-type="float" office:value="0.5">
            <text:p>0.5</text:p>
          </table:table-cell>
          <table:table-cell table:formula="of:=(([.B3]-1.0865)/0.05)" office:value-type="float" office:value="-11.73">
            <text:p>-11.73</text:p>
          </table:table-cell>
          <table:table-cell table:number-columns-repeated="1021"/>
        </table:table-row>
        <table:table-row table:style-name="ro2">
          <table:table-cell office:value-type="float" office:value="2.54">
            <text:p>2.54</text:p>
          </table:table-cell>
          <table:table-cell office:value-type="float" office:value="0.98">
            <text:p>0.98</text:p>
          </table:table-cell>
          <table:table-cell table:formula="of:=(([.B4]-1.0865)/0.05)" office:value-type="float" office:value="-2.13">
            <text:p>-2.1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heet1.F18" table:end-x="0.278in" table:end-y="0.1504in" draw:z-index="0" draw:style-name="gr1" draw:text-style-name="P1" svg:width="4.7224in" svg:height="2.1902in" svg:x="0.0004in" svg:y="0.0941in">
              <draw:object draw:notify-on-update-of-ranges="Sheet1.C1:Sheet1.C1 Sheet1.C2:Sheet1.C4 Sheet1.A2:Sheet1.A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05/21/2020</text:date>, <text:time>13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Berliner</meta:initial-creator>
    <meta:creation-date>2020-05-21T13:13:40.03</meta:creation-date>
    <dc:date>2020-05-21T13:39:36.62</dc:date>
    <dc:creator>R Berliner</dc:creator>
    <meta:editing-duration>PT10M46S</meta:editing-duration>
    <meta:editing-cycles>1</meta:editing-cycles>
    <meta:document-statistic meta:table-count="3" meta:cell-count="15" meta:object-count="2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96cm" svg:height="5.564cm" xlink:href=".." xlink:type="simple" chart:class="chart:scatter" chart:style-name="ch1">
        <chart:legend chart:legend-position="end" svg:x="9.812cm" svg:y="2.47cm" style:legend-expansion="high" chart:style-name="ch2"/>
        <chart:plot-area chart:style-name="ch3" table:cell-range-address="Sheet1.A2:Sheet1.A4 Sheet1.C1:Sheet1.C4" chart:data-source-has-labels="row" svg:x="0.356cm" svg:y="0.533cm" svg:width="9.607cm" svg:height="4.539cm">
          <chartooo:coordinate-region svg:x="1.083cm" svg:y="0.745cm" svg:width="8.694cm" svg:height="4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" chart:label-cell-address="Sheet1.C1:Sheet1.C1" chart:class="chart:scatter">
            <chart:domain table:cell-range-address="Sheet1.A2:Sheet1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s cm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4">
                <text:p>25.4</text:p>
                <draw:g>
                  <svg:desc>Sheet1.A2:Sheet1.A4</svg:desc>
                </draw:g>
              </table:table-cell>
              <table:table-cell office:value-type="float" office:value="-19.93">
                <text:p>-19.93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-11.73">
                <text:p>-11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-2.13">
                <text:p>-2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-25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45cm" xlink:href=".." xlink:type="simple" chart:class="chart:scatter" chart:style-name="ch1">
        <chart:title svg:x="5.337cm" svg:y="0.325cm" chart:style-name="ch2">
          <text:p>Starboard Tank Calibration</text:p>
        </chart:title>
        <chart:subtitle svg:x="7.083cm" svg:y="1.293cm" chart:style-name="ch3">
          <text:p>5/18/2020</text:p>
        </chart:subtitle>
        <chart:legend chart:legend-position="end" svg:x="11.798cm" svg:y="4.151cm" style:legend-expansion="high" chart:style-name="ch4"/>
        <chart:plot-area chart:style-name="ch5" table:cell-range-address="Sheet1.C2:Sheet1.D4 Sheet1.D1:Sheet1.D1" chart:data-source-has-labels="row" svg:x="1.358cm" svg:y="2.354cm" svg:width="9.8cm" svg:height="5.899cm">
          <chartooo:coordinate-region svg:x="2.085cm" svg:y="2.567cm" svg:width="8.979cm" svg:height="5.013cm"/>
          <chart:axis chart:dimension="x" chart:name="primary-x" chart:style-name="ch6">
            <chart:title svg:x="5.116cm" svg:y="8.443cm" chart:style-name="ch7">
              <text:p>Distance in cm</text:p>
            </chart:title>
          </chart:axis>
          <chart:axis chart:dimension="y" chart:name="primary-y" chart:style-name="ch8">
            <chart:title svg:x="0.451cm" svg:y="6.326cm" chart:style-name="ch9">
              <text:p>Tank Fill ratio</text:p>
            </chart:title>
            <chart:grid chart:style-name="ch10" chart:class="major"/>
          </chart:axis>
          <chart:series chart:style-name="ch11" chart:values-cell-range-address="Sheet1.D2:Sheet1.D4" chart:label-cell-address="Sheet1.D1:Sheet1.D1" chart:class="chart:scatter">
            <chart:domain table:cell-range-address="Sheet1.C2:Sheet1.C4"/>
            <chart:regression-curve chart:style-name="ch12">
              <chart:equation svg:x="2.569cm" svg:y="3.276cm"/>
            </chart:regression-curve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alibrat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.93">
                <text:p>-19.93</text:p>
                <draw:g>
                  <svg:desc>Sheet1.C2:Sheet1.C4</svg:desc>
                </draw:g>
              </table:table-cell>
              <table:table-cell office:value-type="float" office:value="0">
                <text:p>0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.73">
                <text:p>-11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13">
                <text:p>-2.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